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0.762cm" svg:x="1.762cm" svg:y="10.271cm">
          <draw:text-box>
            <text:p><text:span text:style-name="T4">N</text:span><text:span text:style-name="T5">1</text:span><text:span text:style-name="T6"> - </text:span><text:span text:style-name="T4">N</text:span><text:span text:style-name="T7">2</text:span></text:p>
          </draw:text-box>
        </draw:frame>
        <draw:connector draw:style-name="gr7" draw:text-style-name="P1" draw:layer="layout" draw:type="line" svg:x1="3.973cm" svg:y1="10.678cm" svg:x2="4.683cm" svg:y2="10.678cm" svg:d="m3973 10678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248cm" svg:y1="10.271cm" svg:x2="4.248cm" svg:y2="10.906cm">
          <text:p/>
        </draw:line>
        <draw:frame draw:style-name="gr10" draw:text-style-name="P6" draw:layer="layout" svg:width="1.524cm" svg:height="0.761cm" svg:x="3.921cm" svg:y="11.034cm">
          <draw:text-box>
            <text:p><text:span text:style-name="T4">i</text:span><text:span text:style-name="T7">1</text:span><text:span text:style-name="T6"> sent</text:span></text:p>
          </draw:text-box>
        </draw:frame>
        <draw:connector draw:style-name="gr7" draw:text-style-name="P1" draw:layer="layout" draw:type="line" svg:x1="5.02cm" svg:y1="10.668cm" svg:x2="6.334cm" svg:y2="10.652cm" svg:d="m5020 10668 1314-16" svg:viewBox="0 0 1315 17">
          <text:p/>
        </draw:connector>
        <draw:connector draw:style-name="gr7" draw:text-style-name="P1" draw:layer="layout" draw:type="line" svg:x1="12.16cm" svg:y1="10.563cm" svg:x2="17.256cm" svg:y2="10.557cm" svg:d="m12160 10563 5096-6" svg:viewBox="0 0 5097 7">
          <text:p/>
        </draw:connector>
        <draw:line draw:style-name="gr9" draw:text-style-name="P1" draw:layer="layout" svg:x1="8.493cm" svg:y1="10.271cm" svg:x2="8.493cm" svg:y2="10.906cm">
          <text:p/>
        </draw:line>
        <draw:line draw:style-name="gr9" draw:text-style-name="P1" draw:layer="layout" svg:x1="13.684cm" svg:y1="10.192cm" svg:x2="13.684cm" svg:y2="10.827cm">
          <text:p/>
        </draw:line>
        <draw:frame draw:style-name="gr10" draw:text-style-name="P6" draw:layer="layout" svg:width="1.524cm" svg:height="0.761cm" svg:x="7.985cm" svg:y="11.033cm">
          <draw:text-box>
            <text:p><text:span text:style-name="T4">i</text:span><text:span text:style-name="T7">2</text:span><text:span text:style-name="T6"> sent</text:span></text:p>
          </draw:text-box>
        </draw:frame>
        <draw:frame draw:style-name="gr10" draw:text-style-name="P6" draw:layer="layout" svg:width="1.524cm" svg:height="0.761cm" svg:x="13.303cm" svg:y="10.955cm">
          <draw:text-box>
            <text:p><text:span text:style-name="T4">i</text:span><text:span text:style-name="T7">3</text:span><text:span text:style-name="T6"> sent</text:span></text:p>
          </draw:text-box>
        </draw:frame>
        <draw:line draw:style-name="gr2" draw:text-style-name="P1" draw:layer="layout" svg:x1="6.208cm" svg:y1="14.221cm" svg:x2="6.208cm" svg:y2="14.729cm">
          <text:p/>
        </draw:line>
        <draw:frame draw:style-name="gr3" draw:text-style-name="P2" draw:layer="layout" svg:width="1.651cm" svg:height="0.602cm" svg:x="5.445cm" svg:y="14.716cm">
          <draw:text-box>
            <text:p><text:span text:style-name="T1">25000</text:span></text:p>
          </draw:text-box>
        </draw:frame>
        <draw:line draw:style-name="gr2" draw:text-style-name="P1" draw:layer="layout" svg:x1="3.746cm" svg:y1="10.678cm" svg:x2="4.381cm" svg:y2="10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12T16:50:03.036797250</dc:date>
    <meta:editing-duration>PT29M47S</meta:editing-duration>
    <meta:editing-cycles>8</meta:editing-cycles>
    <meta:generator>LibreOffice/4.1.4.2$Linux_X86_64 LibreOffice_project/410$Build-2</meta:generator>
    <meta:document-statistic meta:object-count="24"/>
  </office:meta>
</office:document-meta>
</file>